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5pt" style:font-size-asian="15pt" style:font-size-complex="15pt"/>
    </style:style>
    <style:style style:name="T6" style:family="text">
      <style:text-properties style:font-name="Segoe UI Semibol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1.016cm">
          <draw:text-box>
            <text:p text:style-name="P1"><text:span text:style-name="T1">HYMN #372</text:span></text:p>
            <text:p text:style-name="P1"><text:span text:style-name="T2">“</text:span><text:span text:style-name="T2">O Jesus Christ, Thy Manger I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3">1. </text:span><text:span text:style-name="T4">O Jesus Christ,</text:span><text:span text:style-name="T4"><text:line-break/></text:span><text:span text:style-name="T4">Thy manger is</text:span><text:span text:style-name="T4"><text:line-break/></text:span><text:span text:style-name="T4">My paradise at which</text:span></text:p>
            <text:p text:style-name="P1"><text:span text:style-name="T4">my soul recline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4">For there, O Lord,</text:span><text:span text:style-name="T4"><text:line-break/></text:span><text:span text:style-name="T4">Doth lie the Word</text:span><text:span text:style-name="T4"><text:line-break/></text:span><text:span text:style-name="T4">Made flesh for us;</text:span></text:p>
            <text:p text:style-name="P1"><text:span text:style-name="T4">Herein Thy grace forth shineth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3">2. </text:span><text:span text:style-name="T4">He whom the sea</text:span><text:span text:style-name="T4"><text:line-break/></text:span><text:span text:style-name="T4"> And wind obey</text:span><text:span text:style-name="T4"><text:line-break/></text:span><text:span text:style-name="T4">Doth come to serve the sinner</text:span></text:p>
            <text:p text:style-name="P1"><text:span text:style-name="T4">in great meekn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4">Thou, God’s own Son,</text:span><text:span text:style-name="T4"><text:line-break/></text:span><text:span text:style-name="T4"> With us art one,</text:span><text:span text:style-name="T4"><text:line-break/></text:span><text:span text:style-name="T4">Dost join us and our children</text:span></text:p>
            <text:p text:style-name="P1"><text:span text:style-name="T4">in our weakn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3">3. </text:span><text:span text:style-name="T4">Thy light and grace</text:span><text:span text:style-name="T4"><text:line-break/></text:span><text:span text:style-name="T4">Our guilt efface,</text:span><text:span text:style-name="T4"><text:line-break/></text:span><text:span text:style-name="T4">Thy heav’nly riches</text:span></text:p>
            <text:p text:style-name="P1"><text:span text:style-name="T4">all our loss retriev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4">Immanuel,</text:span><text:span text:style-name="T4"><text:line-break/></text:span><text:span text:style-name="T4">Thy birth doth quell</text:span><text:span text:style-name="T4"><text:line-break/></text:span><text:span text:style-name="T4">The pow’r of hell</text:span></text:p>
            <text:p text:style-name="P1"><text:span text:style-name="T4">and Satan’s bold deceiv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5" draw:layer="layout" svg:width="24.13cm" svg:height="7.011cm" svg:x="1.778cm" svg:y="1.016cm">
          <draw:text-box>
            <text:p text:style-name="P1"><text:span text:style-name="T3">4. </text:span><text:span text:style-name="T4">Thou Christian heart,</text:span><text:span text:style-name="T4"><text:line-break/></text:span><text:span text:style-name="T4">Whoe’er thou art,</text:span><text:span text:style-name="T4"><text:line-break/></text:span><text:span text:style-name="T4">Be of good cheer </text:span></text:p>
            <text:p text:style-name="P1"><text:span text:style-name="T4">and let no sorrow move the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3" draw:text-style-name="P5" draw:layer="layout" svg:width="24.13cm" svg:height="7.011cm" svg:x="1.778cm" svg:y="1.016cm">
          <draw:text-box>
            <text:p text:style-name="P1"><text:span text:style-name="T4">For God’s own Child,</text:span><text:span text:style-name="T4"><text:line-break/></text:span><text:span text:style-name="T4">In mercy mild,</text:span><text:span text:style-name="T4"><text:line-break/></text:span><text:span text:style-name="T4">Joins thee to Him; </text:span></text:p>
            <text:p text:style-name="P6"><text:span text:style-name="T4">how greatly God must love the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3">5. </text:span><text:span text:style-name="T4">Remember thou</text:span><text:span text:style-name="T4"><text:line-break/></text:span><text:span text:style-name="T4">What glory now</text:span><text:span text:style-name="T4"><text:line-break/></text:span><text:span text:style-name="T4">The Lord prepared thee</text:span></text:p>
            <text:p text:style-name="P1"><text:span text:style-name="T4">for all earthly sadn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4">The angel host</text:span><text:span text:style-name="T4"><text:line-break/></text:span><text:span text:style-name="T4">Can never boast</text:span><text:span text:style-name="T4"><text:line-break/></text:span><text:span text:style-name="T4">Of greater glory,</text:span></text:p>
            <text:p text:style-name="P1"><text:span text:style-name="T4">greater bliss or gladn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1.016cm">
          <draw:text-box>
            <text:p text:style-name="P1"><text:span text:style-name="T3">6. </text:span><text:span text:style-name="T4">The world may hold</text:span><text:span text:style-name="T4"><text:line-break/></text:span><text:span text:style-name="T4">Her wealth and gold;</text:span><text:span text:style-name="T4"><text:line-break/></text:span><text:span text:style-name="T4">But thou, my heart, </text:span></text:p>
            <text:p text:style-name="P1"><text:span text:style-name="T4">keep Christ as thy true treasu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office:forms form:automatic-focus="false" form:apply-design-mode="false"/>
        <draw:frame draw:style-name="gr4" draw:text-style-name="P9" draw:layer="layout" svg:width="24.13cm" svg:height="13.355cm" svg:x="1.778cm" svg:y="1.016cm">
          <draw:text-box>
            <text:p text:style-name="P1"><text:span text:style-name="T4">To Him hold fast</text:span><text:span text:style-name="T4"><text:line-break/></text:span><text:span text:style-name="T4">Until at last</text:span><text:span text:style-name="T4"><text:line-break/></text:span><text:span text:style-name="T4">A crown be thine</text:span></text:p>
            <text:p text:style-name="P1"><text:span text:style-name="T4">and honor in full measure.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6">© 1941 Concordia Publishing House.</text:span></text:p>
            <text:p text:style-name="P8"><text:span text:style-name="T6">Used by permission:</text:span></text:p>
            <text:p text:style-name="P8"><text:span text:style-name="T6">LSB Hymn License</text:span></text:p>
            <text:p text:style-name="P8"><text:span text:style-name="T6">.NET, no. 100011038.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3:39:28.476000000</meta:creation-date>
    <dc:title>bluwht blank</dc:title>
    <meta:editing-duration>PT5M13S</meta:editing-duration>
    <meta:editing-cycles>7</meta:editing-cycles>
    <meta:generator>LibreOffice/6.1.3.2$Windows_X86_64 LibreOffice_project/86daf60bf00efa86ad547e59e09d6bb77c699acb</meta:generator>
    <dc:date>2019-01-14T17:38:15.971000000</dc:date>
    <meta:document-statistic meta:object-count="227"/>
  </office:meta>
</office:document-meta>
</file>